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NRG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6">
            <text:p>3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23.595735524988">
            <text:p>$123,60</text:p>
          </table:table-cell>
          <table:table-cell table:style-name="ce5" table:formula="of:=[.F2]-[.B3]/[.B4]" office:value-type="currency" office:currency="USD" office:value="92.7315379941236">
            <text:p>$92,73</text:p>
          </table:table-cell>
          <table:table-cell table:style-name="ce15" table:formula="of:=[.G2]/1.07" office:value-type="currency" office:currency="EUR" office:value="86.6649887795547">
            <text:p>86,6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7.5">
            <text:p>7,5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61.7796699144849">
            <text:p>$61,78</text:p>
          </table:table-cell>
          <table:table-cell table:style-name="ce7" table:formula="of:=[.F3]-[.B3]/[.B4]" office:value-type="currency" office:currency="USD" office:value="30.9154723836207">
            <text:p>$30,92</text:p>
          </table:table-cell>
          <table:table-cell table:style-name="ce16" table:formula="of:=[.G3]/1.07" office:value-type="currency" office:currency="EUR" office:value="28.8929648445053">
            <text:p>28,8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4.6687766626142">
            <text:p>34,6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43">
            <text:p>0,24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9.1444657123925">
            <text:p>$29,14</text:p>
          </table:table-cell>
          <table:table-cell table:style-name="ce14" table:formula="of:=[.F4]-[.B3]/[.B4]" office:value-type="currency" office:currency="USD" office:value="-1.71973181847166">
            <text:p>-$1,72</text:p>
          </table:table-cell>
          <table:table-cell table:style-name="ce17" table:formula="of:=0" office:value-type="currency" office:currency="EUR" office:value="0">
            <text:p>0,0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6.43">
            <text:p>$16,4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8.215">
            <text:p>$8,22</text:p>
          </table:table-cell>
          <table:table-cell table:style-name="ce5"/>
          <table:table-cell table:style-name="ce5" table:formula="of:=[.B8]/(1+[.D2])^(1/4)" office:value-type="currency" office:currency="USD" office:value="8.07721463225075">
            <text:p>$8,08</text:p>
          </table:table-cell>
          <table:table-cell table:style-name="ce7" table:formula="of:=[.B5]/2" office:value-type="currency" office:currency="USD" office:value="8.215">
            <text:p>$8,22</text:p>
          </table:table-cell>
          <table:table-cell table:style-name="ce7"/>
          <table:table-cell table:style-name="ce7" table:formula="of:=[.E8]/(1+[.D3])^(1/4)" office:value-type="currency" office:currency="USD" office:value="8.04915208430986">
            <text:p>$8,05</text:p>
          </table:table-cell>
          <table:table-cell table:style-name="ce8" table:formula="of:=[.B5]/2" office:value-type="currency" office:currency="USD" office:value="8.215">
            <text:p>$8,22</text:p>
          </table:table-cell>
          <table:table-cell table:style-name="ce8"/>
          <table:table-cell table:style-name="ce8" table:formula="of:=[.H8]/(1+[.D4])^(1/4)" office:value-type="currency" office:currency="USD" office:value="8.02157034669089">
            <text:p>$8,0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858">
            <text:p>$9,86</text:p>
          </table:table-cell>
          <table:table-cell office:value-type="percentage" office:value="-0.4">
            <text:p>-40,00%</text:p>
          </table:table-cell>
          <table:table-cell table:formula="of:=[.B9]/(1+[.$D$2])^[.A9]" office:value-type="currency" office:currency="USD" office:value="9.21308411214953">
            <text:p>$9,21</text:p>
          </table:table-cell>
          <table:table-cell table:formula="of:=[.B5]*(1+[.F9])" office:value-type="currency" office:currency="USD" office:value="6.0791">
            <text:p>$6,08</text:p>
          </table:table-cell>
          <table:table-cell office:value-type="percentage" office:value="-0.63">
            <text:p>-63,00%</text:p>
          </table:table-cell>
          <table:table-cell table:formula="of:=[.E9]/(1+[.$D$3])^[.A9]" office:value-type="currency" office:currency="USD" office:value="5.60285714285714">
            <text:p>$5,60</text:p>
          </table:table-cell>
          <table:table-cell table:formula="of:=[.B5]*(1+[.I9])" office:value-type="currency" office:currency="USD" office:value="4.929">
            <text:p>$4,93</text:p>
          </table:table-cell>
          <table:table-cell office:value-type="percentage" office:value="-0.7">
            <text:p>-70,00%</text:p>
          </table:table-cell>
          <table:table-cell table:formula="of:=[.H9]/(1+[.$D$4])^[.A9]" office:value-type="currency" office:currency="USD" office:value="4.48090909090909">
            <text:p>$4,4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4077">
            <text:p>$6,41</text:p>
          </table:table-cell>
          <table:table-cell office:value-type="percentage" office:value="-0.35">
            <text:p>-35,00%</text:p>
          </table:table-cell>
          <table:table-cell table:formula="of:=[.B10]/(1+[.$D$2])^[.A10]" office:value-type="currency" office:currency="USD" office:value="5.59673333915626">
            <text:p>$5,60</text:p>
          </table:table-cell>
          <table:table-cell table:formula="of:=[.E9]*(1+[.F10])" office:value-type="currency" office:currency="USD" office:value="3.64746">
            <text:p>$3,65</text:p>
          </table:table-cell>
          <table:table-cell office:value-type="percentage" office:value="-0.4">
            <text:p>-40,00%</text:p>
          </table:table-cell>
          <table:table-cell table:formula="of:=[.E10]/(1+[.$D$3])^[.A10]" office:value-type="currency" office:currency="USD" office:value="3.09835418038183">
            <text:p>$3,10</text:p>
          </table:table-cell>
          <table:table-cell table:formula="of:=[.H9]*(1+[.I10])" office:value-type="currency" office:currency="USD" office:value="1.72515">
            <text:p>$1,73</text:p>
          </table:table-cell>
          <table:table-cell office:value-type="percentage" office:value="-0.65">
            <text:p>-65,00%</text:p>
          </table:table-cell>
          <table:table-cell table:formula="of:=[.H10]/(1+[.$D$4])^[.A10]" office:value-type="currency" office:currency="USD" office:value="1.42574380165289">
            <text:p>$1,4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112547">
            <text:p>$7,11</text:p>
          </table:table-cell>
          <table:table-cell office:value-type="percentage" office:value="0.11">
            <text:p>11,00%</text:p>
          </table:table-cell>
          <table:table-cell table:formula="of:=[.B11]/(1+[.$D$2])^[.A11]" office:value-type="currency" office:currency="USD" office:value="5.8059570153864">
            <text:p>$5,81</text:p>
          </table:table-cell>
          <table:table-cell table:formula="of:=[.E10]*(1+[.F11])" office:value-type="currency" office:currency="USD" office:value="3.9757314">
            <text:p>$3,98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USD" office:value="3.11263231024534">
            <text:p>$3,11</text:p>
          </table:table-cell>
          <table:table-cell table:formula="of:=[.H10]*(1+[.I11])" office:value-type="currency" office:currency="USD" office:value="1.72515">
            <text:p>$1,73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1.29613072877536">
            <text:p>$1,3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46817435">
            <text:p>$7,47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5.69743445435114">
            <text:p>$5,70</text:p>
          </table:table-cell>
          <table:table-cell table:formula="of:=[.E11]*(1+[.F12])" office:value-type="currency" office:currency="USD" office:value="4.095003342">
            <text:p>$4,10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2.95484910557853">
            <text:p>$2,95</text:p>
          </table:table-cell>
          <table:table-cell table:formula="of:=[.H11]*(1+[.I12])" office:value-type="currency" office:currency="USD" office:value="1.72515">
            <text:p>$1,73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.17830066252305">
            <text:p>$1,1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8415830675">
            <text:p>$7,84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5.59094035240065">
            <text:p>$5,59</text:p>
          </table:table-cell>
          <table:table-cell table:formula="of:=[.E12]*(1+[.F13])" office:value-type="currency" office:currency="USD" office:value="4.21785344226">
            <text:p>$4,22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2.80506412787639">
            <text:p>$2,81</text:p>
          </table:table-cell>
          <table:table-cell table:formula="of:=[.H12]*(1+[.I13])" office:value-type="currency" office:currency="USD" office:value="1.72515">
            <text:p>$1,73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1.0711824204755">
            <text:p>$1,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8.233662220875">
            <text:p>$8,23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5.48643679441185">
            <text:p>$5,49</text:p>
          </table:table-cell>
          <table:table-cell table:formula="of:=[.E13]*(1+[.F14])" office:value-type="currency" office:currency="USD" office:value="4.3443890455278">
            <text:p>$4,34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2.66287193706238">
            <text:p>$2,66</text:p>
          </table:table-cell>
          <table:table-cell table:formula="of:=[.H13]*(1+[.I14])" office:value-type="currency" office:currency="USD" office:value="1.72515">
            <text:p>$1,73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0.973802200432274">
            <text:p>$0,9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64534533191875">
            <text:p>$8,65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5.38388657395556">
            <text:p>$5,38</text:p>
          </table:table-cell>
          <table:table-cell table:formula="of:=[.E14]*(1+[.F15])" office:value-type="currency" office:currency="USD" office:value="4.47472071689363">
            <text:p>$4,47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2.52788764532189">
            <text:p>$2,53</text:p>
          </table:table-cell>
          <table:table-cell table:formula="of:=[.H14]*(1+[.I15])" office:value-type="currency" office:currency="USD" office:value="1.72515">
            <text:p>$1,73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0.885274727665703">
            <text:p>$0,8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9.07761259851469">
            <text:p>$9,08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5.28325318004984">
            <text:p>$5,28</text:p>
          </table:table-cell>
          <table:table-cell table:formula="of:=[.E15]*(1+[.F16])" office:value-type="currency" office:currency="USD" office:value="4.60896233840044">
            <text:p>$4,61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2.39974587528253">
            <text:p>$2,40</text:p>
          </table:table-cell>
          <table:table-cell table:formula="of:=[.H15]*(1+[.I16])" office:value-type="currency" office:currency="USD" office:value="1.72515">
            <text:p>$1,73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0.804795206968821">
            <text:p>$0,8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53149322844042">
            <text:p>$9,53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5.18450078416106">
            <text:p>$5,18</text:p>
          </table:table-cell>
          <table:table-cell table:formula="of:=[.E16]*(1+[.F17])" office:value-type="currency" office:currency="USD" office:value="4.74723120855246">
            <text:p>$4,75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2.27809977100554">
            <text:p>$2,28</text:p>
          </table:table-cell>
          <table:table-cell table:formula="of:=[.H16]*(1+[.I17])" office:value-type="currency" office:currency="USD" office:value="1.72515">
            <text:p>$1,73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0.731632006335292">
            <text:p>$0,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72212309300923">
            <text:p>$9,72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4.94223439237783">
            <text:p>$4,94</text:p>
          </table:table-cell>
          <table:table-cell table:formula="of:=[.E17]*(1+[.F18])" office:value-type="currency" office:currency="USD" office:value="4.74723120855246">
            <text:p>$4,75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2.09963112535073">
            <text:p>$2,10</text:p>
          </table:table-cell>
          <table:table-cell table:formula="of:=[.H17]*(1+[.I18])" office:value-type="currency" office:currency="USD" office:value="1.72515">
            <text:p>$1,73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0.665120005759356">
            <text:p>$0,67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6.2616756306509">
            <text:p>$66,26</text:p>
          </table:table-cell>
          <table:table-cell/>
          <table:table-cell table:style-name="ce7"/>
          <table:table-cell table:formula="of:=SUM([.G8:.G18])" office:value-type="currency" office:currency="USD" office:value="37.5911453052722">
            <text:p>$37,59</text:p>
          </table:table-cell>
          <table:table-cell/>
          <table:table-cell table:style-name="ce8"/>
          <table:table-cell table:formula="of:=SUM([.J8:.J18])" office:value-type="currency" office:currency="USD" office:value="21.5344611981882">
            <text:p>$21,5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16.665477116111">
            <text:p>$116,67</text:p>
          </table:table-cell>
          <table:table-cell table:style-name="ce5"/>
          <table:table-cell table:formula="of:=[.B20]/(1+[.D2])^([.A18]+1/2)" office:value-type="currency" office:currency="USD" office:value="57.3340598943369">
            <text:p>$57,33</text:p>
          </table:table-cell>
          <table:table-cell table:formula="of:=[.E18]*[.D5]" office:value-type="currency" office:currency="USD" office:value="56.9667745026295">
            <text:p>$56,97</text:p>
          </table:table-cell>
          <table:table-cell table:style-name="ce7"/>
          <table:table-cell table:formula="of:=[.E20]/(1+[.D3])^([.A18]+1/2)" office:value-type="currency" office:currency="USD" office:value="24.1885246092128">
            <text:p>$24,19</text:p>
          </table:table-cell>
          <table:table-cell table:formula="of:=[.H18]*[.D5]" office:value-type="currency" office:currency="USD" office:value="20.7018">
            <text:p>$20,70</text:p>
          </table:table-cell>
          <table:table-cell table:style-name="ce8"/>
          <table:table-cell table:formula="of:=[.H20]/(1+[.D4])^([.A18]+1/2)" office:value-type="currency" office:currency="USD" office:value="7.61000451420431">
            <text:p>$7,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2">02.08.2022</text:date>, <text:time>17:4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02T17:40:36.95</dc:date>
    <dc:creator>aaa </dc:creator>
    <meta:editing-duration>P3DT9H24M43S</meta:editing-duration>
    <meta:editing-cycles>67</meta:editing-cycles>
    <meta:generator>OpenOffice/4.1.5$Win32 OpenOffice.org_project/415m1$Build-9789</meta:generator>
    <meta:document-statistic meta:table-count="5" meta:cell-count="691" meta:object-count="0"/>
  </office:meta>
</office:document-meta>
</file>